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fo:min-height="1.35cm"/>
    </style:style>
    <style:style style:name="gr3" style:family="graphic" style:parent-style-name="standard">
      <style:graphic-properties fo:min-height="1.423cm"/>
    </style:style>
    <style:style style:name="gr4" style:family="graphic" style:parent-style-name="standard">
      <style:graphic-properties draw:stroke="none" draw:fill="none" fo:min-height="0.95cm"/>
    </style:style>
    <style:style style:name="gr5" style:family="graphic" style:parent-style-name="standard">
      <style:graphic-properties fo:min-height="3.649cm"/>
    </style:style>
    <style:style style:name="gr6" style:family="graphic" style:parent-style-name="standard">
      <style:graphic-properties fo:min-height="0.75cm"/>
    </style:style>
    <style:style style:name="gr7" style:family="graphic" style:parent-style-name="standard">
      <style:graphic-properties draw:stroke="none" draw:fill="none" fo:min-height="1.323cm"/>
    </style:style>
    <style:style style:name="gr8" style:family="graphic" style:parent-style-name="standard">
      <style:graphic-properties fo:min-height="2.749cm"/>
    </style:style>
    <style:style style:name="gr9" style:family="graphic" style:parent-style-name="standard">
      <style:graphic-properties fo:min-height="1.748cm"/>
    </style:style>
    <style:style style:name="pr1" style:family="presentation" style:parent-style-name="Padrão-title">
      <style:graphic-properties draw:auto-grow-height="true" fo:min-height="2.63cm"/>
    </style:style>
    <style:style style:name="pr2" style:family="presentation" style:parent-style-name="Padrão-subtitle">
      <style:graphic-properties draw:fill-color="#ffffff" draw:auto-grow-height="true" fo:min-height="9.13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63cm"/>
    </style:style>
    <style:style style:name="pr5" style:family="presentation" style:parent-style-name="Padrão-outline1">
      <style:graphic-properties fo:min-height="8.884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3cm" svg:x="1.4cm" svg:y="0.627cm" presentation:class="title">
          <draw:text-box>
            <text:p>Construções em linguagens de programação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2.63cm" svg:x="1.4cm" svg:y="0.627cm" presentation:class="title">
          <draw:text-box>
            <text:p>Construção if</text:p>
          </draw:text-box>
        </draw:frame>
        <draw:frame presentation:style-name="pr5" draw:layer="layout" svg:width="7.8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if</text:span> (expr) </text:p>
                <text:p>{</text:p>
                <text:p><text:s text:c="5"/>&lt;comando&gt;</text:p>
                <text:p><text:s text:c="5"/>&lt;...&gt;</text:p>
                <text:p><text:s text:c="5"/>&lt;...&gt;</text:p>
                <text:p><text:s text:c="5"/>&lt;...&gt;</text:p>
                <text:p>}</text:p>
              </text:list-header>
            </text:list>
          </draw:text-box>
        </draw:frame>
        <draw:frame draw:style-name="gr2" draw:layer="layout" svg:width="6cm" svg:height="1.673cm" svg:x="17.602cm" svg:y="4.316cm">
          <draw:text-box>
            <text:p>Avaliação da expressão</text:p>
          </draw:text-box>
        </draw:frame>
        <draw:frame draw:style-name="gr3" draw:layer="layout" svg:width="5.999cm" svg:height="1.673cm" svg:x="17.602cm" svg:y="6cm">
          <draw:text-box>
            <text:p><text:span text:style-name="T1">cmp</text:span> res,0</text:p>
            <text:p><text:span text:style-name="T1">jz</text:span> <text:s text:c="4"/>fim_if</text:p>
          </draw:text-box>
        </draw:frame>
        <draw:frame draw:style-name="gr4" draw:text-style-name="P3" draw:layer="layout" svg:width="2.796cm" svg:height="1.2cm" svg:x="14.3cm" svg:y="11.4cm">
          <draw:text-box>
            <text:p><text:s/>fim_if:</text:p>
          </draw:text-box>
        </draw:frame>
        <draw:frame draw:style-name="gr5" draw:layer="layout" svg:width="5.998cm" svg:height="3.899cm" svg:x="17.603cm" svg:y="7.701cm">
          <draw:text-box>
            <text:p>&lt;comando&gt;</text:p>
            <text:p>&lt;...&gt;</text:p>
            <text:p/>
            <text:p/>
            <text:p><text:span text:style-name="T1"/></text:p>
          </draw:text-box>
        </draw:frame>
        <draw:frame draw:style-name="gr6" draw:layer="layout" svg:width="6cm" svg:height="1cm" svg:x="17.6cm" svg:y="11.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Construção if-else</text:p>
          </draw:text-box>
        </draw:frame>
        <draw:frame presentation:style-name="pr5" draw:layer="layout" svg:width="8.999cm" svg:height="11.715cm" svg:x="1.201cm" svg:y="3.085cm" presentation:class="outline" presentation:user-transformed="true">
          <draw:text-box>
            <text:list text:style-name="L2">
              <text:list-header>
                <text:p><text:span text:style-name="T1">if</text:span> (expr) </text:p>
                <text:p>{</text:p>
                <text:p><text:s text:c="5"/>&lt;comando&gt;</text:p>
                <text:p><text:s text:c="5"/>&lt;...&gt;</text:p>
                <text:p>}</text:p>
                <text:p><text:span text:style-name="T1">else</text:span> </text:p>
                <text:p>{</text:p>
                <text:p><text:s text:c="5"/>&lt;comando&gt;</text:p>
                <text:p><text:s text:c="5"/>&lt;...&gt;</text:p>
                <text:p>}</text:p>
              </text:list-header>
            </text:list>
          </draw:text-box>
        </draw:frame>
        <draw:frame draw:style-name="gr2" draw:layer="layout" svg:width="6cm" svg:height="1.673cm" svg:x="17.301cm" svg:y="3.116cm">
          <draw:text-box>
            <text:p>Avaliação da expressão</text:p>
          </draw:text-box>
        </draw:frame>
        <draw:frame draw:style-name="gr3" draw:layer="layout" svg:width="5.999cm" svg:height="1.673cm" svg:x="17.301cm" svg:y="4.8cm">
          <draw:text-box>
            <text:p><text:span text:style-name="T1">cmp</text:span> res,0</text:p>
            <text:p><text:span text:style-name="T1">jz</text:span> <text:s text:c="4"/>parte_else</text:p>
          </draw:text-box>
        </draw:frame>
        <draw:frame draw:style-name="gr4" draw:text-style-name="P3" draw:layer="layout" svg:width="2.796cm" svg:height="1.2cm" svg:x="14.104cm" svg:y="13.2cm">
          <draw:text-box>
            <text:p><text:s/>fim_if:</text:p>
          </draw:text-box>
        </draw:frame>
        <draw:frame draw:style-name="gr7" draw:text-style-name="P3" draw:layer="layout" svg:width="4cm" svg:height="1.573cm" svg:x="13.1cm" svg:y="10.4cm">
          <draw:text-box>
            <text:p>parte_else:</text:p>
          </draw:text-box>
        </draw:frame>
        <draw:frame draw:style-name="gr5" draw:layer="layout" svg:width="5.998cm" svg:height="3.899cm" svg:x="17.302cm" svg:y="6.501cm">
          <draw:text-box>
            <text:p>&lt;comando&gt;</text:p>
            <text:p>&lt;...&gt;</text:p>
            <text:p/>
            <text:p/>
            <text:p><text:span text:style-name="T1">jmp</text:span> fim_if</text:p>
          </draw:text-box>
        </draw:frame>
        <draw:frame draw:style-name="gr8" draw:layer="layout" svg:width="6cm" svg:height="2.999cm" svg:x="17.3cm" svg:y="10.401cm">
          <draw:text-box>
            <text:p>&lt;comando&gt;</text:p>
            <text:p>&lt;...&gt;</text:p>
          </draw:text-box>
        </draw:frame>
        <draw:frame draw:style-name="gr6" draw:layer="layout" svg:width="6cm" svg:height="1cm" svg:x="17.3cm" svg:y="13.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2.63cm" svg:x="1.4cm" svg:y="0.627cm" presentation:class="title">
          <draw:text-box>
            <text:p>Construção while</text:p>
          </draw:text-box>
        </draw:frame>
        <draw:frame presentation:style-name="pr5" draw:layer="layout" svg:width="7.998cm" svg:height="7.715cm" svg:x="1.202cm" svg:y="4.685cm" presentation:class="outline" presentation:user-transformed="true">
          <draw:text-box>
            <text:list text:style-name="L2">
              <text:list-header>
                <text:p><text:span text:style-name="T1">while</text:span> (expr) </text:p>
                <text:p>{</text:p>
                <text:p><text:s text:c="5"/>&lt;comando&gt;</text:p>
                <text:p><text:s text:c="5"/>&lt;...&gt;</text:p>
                <text:p>}</text:p>
                <text:p/>
              </text:list-header>
            </text:list>
          </draw:text-box>
        </draw:frame>
        <draw:frame draw:style-name="gr2" draw:layer="layout" svg:width="6cm" svg:height="1.673cm" svg:x="17.802cm" svg:y="4.517cm">
          <draw:text-box>
            <text:p>Avaliação da expressão</text:p>
          </draw:text-box>
        </draw:frame>
        <draw:frame draw:style-name="gr3" draw:layer="layout" svg:width="5.999cm" svg:height="1.673cm" svg:x="17.802cm" svg:y="6.201cm">
          <draw:text-box>
            <text:p><text:span text:style-name="T1">cmp</text:span> res,0</text:p>
            <text:p><text:span text:style-name="T1">jz</text:span> <text:s text:c="4"/>fim_while</text:p>
          </draw:text-box>
        </draw:frame>
        <draw:frame draw:style-name="gr7" draw:text-style-name="P3" draw:layer="layout" svg:width="4cm" svg:height="1.573cm" svg:x="13.601cm" svg:y="11.801cm">
          <draw:text-box>
            <text:p>fim_while:</text:p>
          </draw:text-box>
        </draw:frame>
        <draw:frame draw:style-name="gr5" draw:layer="layout" svg:width="5.998cm" svg:height="3.899cm" svg:x="17.803cm" svg:y="7.902cm">
          <draw:text-box>
            <text:p>&lt;comando&gt;</text:p>
            <text:p>&lt;...&gt;</text:p>
            <text:p/>
            <text:p/>
            <text:p><text:span text:style-name="T1">jmp</text:span> inicio_while</text:p>
          </draw:text-box>
        </draw:frame>
        <draw:frame draw:style-name="gr9" draw:layer="layout" svg:width="6cm" svg:height="1.998cm" svg:x="17.801cm" svg:y="11.802cm">
          <draw:text-box>
            <text:p/>
          </draw:text-box>
        </draw:frame>
        <draw:frame draw:style-name="gr7" draw:text-style-name="P3" draw:layer="layout" svg:width="4cm" svg:height="1.573cm" svg:x="13.5cm" svg:y="4.4cm">
          <draw:text-box>
            <text:p>inicio_while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2.63cm" svg:x="1.4cm" svg:y="0.627cm" presentation:class="title">
          <draw:text-box>
            <text:p>Construção fo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14:37.767209547</meta:creation-date>
    <dc:date>2018-10-15T18:34:31.505063161</dc:date>
    <meta:editing-duration>PT1H40M56S</meta:editing-duration>
    <meta:editing-cycles>10</meta:editing-cycles>
    <meta:generator>LibreOffice/5.1.4.2$Linux_X86_64 LibreOffice_project/10m0$Build-2</meta:generator>
    <meta:document-statistic meta:object-count="58"/>
  </office:meta>
</office:document-meta>
</file>